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日期</text:p>
          </table:table-cell>
          <table:table-cell office:value-type="string">
            <text:p>開始</text:p>
          </table:table-cell>
          <table:table-cell table:style-name="Default" office:value-type="string">
            <text:p>結束</text:p>
          </table:table-cell>
          <table:table-cell office:value-type="string">
            <text:p>總計</text:p>
          </table:table-cell>
          <table:table-cell office:value-type="string">
            <text:p>地點</text:p>
          </table:table-cell>
          <table:table-cell office:value-type="string">
            <text:p>備註（總計）</text:p>
          </table:table-cell>
        </table:table-row>
        <table:table-row table:style-name="ro1">
          <table:table-cell office:value-type="date" office:date-value="2019-07-23">
            <text:p>19/7/23</text:p>
          </table:table-cell>
          <table:table-cell office:value-type="time" office:time-value="PT13H00M00S">
            <text:p>13:00:00</text:p>
          </table:table-cell>
          <table:table-cell office:value-type="time" office:time-value="PT18H00M00S">
            <text:p>18:00:00</text:p>
          </table:table-cell>
          <table:table-cell office:value-type="float" office:value="5">
            <text:p>5</text:p>
          </table:table-cell>
          <table:table-cell office:value-type="string">
            <text:p>Office</text:p>
          </table:table-cell>
          <table:table-cell/>
        </table:table-row>
        <table:table-row table:style-name="ro1">
          <table:table-cell office:value-type="date" office:date-value="2019-07-24">
            <text:p>19/7/24</text:p>
          </table:table-cell>
          <table:table-cell office:value-type="time" office:time-value="PT09H30M00S">
            <text:p>09:30:00</text:p>
          </table:table-cell>
          <table:table-cell office:value-type="time" office:time-value="PT12H30M00S">
            <text:p>12:30:00</text:p>
          </table:table-cell>
          <table:table-cell office:value-type="float" office:value="3">
            <text:p>3</text:p>
          </table:table-cell>
          <table:table-cell office:value-type="string">
            <text:p>Home</text:p>
          </table:table-cell>
          <table:table-cell/>
        </table:table-row>
        <table:table-row table:style-name="ro1">
          <table:table-cell office:value-type="date" office:date-value="2019-07-24">
            <text:p>19/7/24</text:p>
          </table:table-cell>
          <table:table-cell office:value-type="time" office:time-value="PT14H30M00S">
            <text:p>14:30:00</text:p>
          </table:table-cell>
          <table:table-cell office:value-type="time" office:time-value="PT15H30M00S">
            <text:p>15:30:0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/>
        </table:table-row>
        <table:table-row table:style-name="ro1">
          <table:table-cell office:value-type="date" office:date-value="2019-07-24">
            <text:p>19/7/24</text:p>
          </table:table-cell>
          <table:table-cell office:value-type="time" office:time-value="PT18H30M00S">
            <text:p>18:30:00</text:p>
          </table:table-cell>
          <table:table-cell office:value-type="time" office:time-value="PT19H30M00S">
            <text:p>19:30:0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2019/07/24</text:date>, <text:time>19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9S</meta:editing-duration>
    <meta:editing-cycles>7</meta:editing-cycles>
    <meta:generator>OpenOffice/4.1.6$Win32 OpenOffice.org_project/416m1$Build-9790</meta:generator>
    <dc:date>2019-07-24T19:31:14.35</dc:date>
    <dc:creator>Teng-Feng Kuo</dc:creator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